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Jonáši,</text:p>
      <text:p text:style-name="Normal">v tajemném světě čísel a andělských poselství, kde se naše cesty nečekaně proplétají, je náš společný strážný Jeremiel světlem na cestě našich snů a přání. Do našich životů přináší povzbuzení a odvahu jít za tím, co si naše srdce tajně přejí. Něco tak vzácného jako sdílené andělské číslo 5, symbol smělého dobrodružství a neomezených možností, je připomínkou, že jsme na tomto světě, abychom uskutečnili naše nejdivočejší sny. Naše osudy jsou propojené magií naděje a nekonečného potenciálu, který tento vesmír nabízí.</text:p>
      <text:p text:style-name="Normal">Přeji ti, aby tvoje cesta životem byla vždy osvětlena jasnými záblesky inspirace a aby každý tvůj krok byl veden nejen pevnou vůlí, ale i láskyplným přání tvého srdce. Pamatuj, že společně s Jeremielem, naším andělským strážcem, je tvůj svět plný nekonečných možností, a je jen na tobě, abys je objevil a učinil je skutečností. Nechť je tento valentýn symbolickou bránou k novým dobrodružstvím, která tě čekají právě za rohem.</text:p>
      <text:p text:style-name="Normal">S láskou, která nezná hranic, jdeme společně naproti našim snům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